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3cm" svg:height="0.82cm" draw:z-index="0"><draw:image xlink:href="../../odt/images/0125.png" xlink:type="simple" xlink:show="embed" xlink:actuate="onLoad"/></draw:frame></text:p>
          </table:table-cell>
          <table:table-cell table:style-name="Table1.B1" office:value-type="string">
            <text:h text:style-name="P4" text:outline-level="1">Минимум по входам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6">C</text:span><text:span text:style-name="T7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8cm" svg:height="1.349cm" draw:z-index="1"><draw:image xlink:href="../../odt/images/0125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0">Блок </text:span><text:span text:style-name="T11">производит поэлементное вычисление минимального или максимального из текущих входных значений:</text:span></text:p>
            <text:p text:style-name="P6"><text:span text:style-name="T11"><draw:frame draw:style-name="fr3" draw:name="Объект1" text:anchor-type="as-char" svg:width="6.428cm" svg:height="0.68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8">или </text:span><text:span text:style-name="T8"><draw:frame draw:style-name="fr3" draw:name="Object1" text:anchor-type="as-char" svg:width="6.523cm" svg:height="0.686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,</text:span></text:p>
            <text:p text:style-name="P5"><text:span text:style-name="T8">г</text:span><text:span text:style-name="T11">де </text:span><text:span text:style-name="T11"><draw:frame draw:style-name="fr3" draw:name="Объект2" text:anchor-type="as-char" svg:width="0.36cm" svg:height="0.549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1"> – номер элемент</text:span><text:span text:style-name="T8">а</text:span><text:span text:style-name="T11"> вектора,</text:span><text:span text:style-name="T11"><draw:frame draw:style-name="fr3" draw:name="Объект3" text:anchor-type="as-char" svg:width="1.201cm" svg:height="0.621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1">– первый входной вектор,</text:span><text:span text:style-name="T11"><draw:frame draw:style-name="fr3" draw:name="Объект4" text:anchor-type="as-char" svg:width="1.214cm" svg:height="0.621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1">– второй входной вектор,</text:span><text:span text:style-name="T11"><draw:frame draw:style-name="fr3" draw:name="Объект5" text:anchor-type="as-char" svg:width="1.087cm" svg:height="0.56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1">– выходной вектор.</text:span></text:p>
            <text:p text:style-name="P5"><text:span text:style-name="T9">Свойства</text:span>:</text:p>
            <text:list xml:id="list6570797463066335906" text:style-name="L1">
              <text:list-item>
                <text:p text:style-name="P7">Количество портов – количество входных портов блока;</text:p>
              </text:list-item>
              <text:list-item>
                <text:p text:style-name="P7">Тип операции – тип операции: минимум или максимум.</text:p>
              </text:list-item>
            </text:list>
            <text:p text:style-name="P5"><text:span text:style-name="T5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ходам</dc:title>
    <dc:date>2014-12-01T17:34:35.02</dc:date>
    <meta:generator>OpenOffice/4.1.1$Win32 OpenOffice.org_project/411m6$Build-9775</meta:generator>
    <meta:editing-duration>PT2H4M56S</meta:editing-duration>
    <meta:editing-cycles>68</meta:editing-cycles>
    <meta:document-statistic meta:table-count="1" meta:image-count="2" meta:object-count="6" meta:page-count="1" meta:paragraph-count="13" meta:word-count="77" meta:character-count="535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in left ( u_{1,i}(t), ~ u_{2,i}(t), ~ ... right 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4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ax left ( u_{1,i}(t), ~ u_{2,i}(t), ~ ... right )</annotation>
  </semantics>
</math>
</file>